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AU" fo:font-weight="bold" style:language-asian="zxx" style:country-asian="none" style:font-weight-asian="bold" style:language-complex="zxx" style:country-complex="none" style:font-weight-complex="bold"/>
    </style:style>
    <style:style style:name="P2" style:family="paragraph" style:parent-style-name="Standard">
      <style:text-properties fo:language="en" fo:country="AU" fo:font-weight="normal" style:language-asian="zxx" style:country-asian="none" style:font-weight-asian="normal" style:language-complex="zxx" style:country-complex="none"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py</text:p>
      <text:p text:style-name="P2">Masses of feathers impaled through gaunt flesh, and needle teeth jutting from gnashing jaws define this nightmare creature from The Devourer's dreams. Clutched in its twisted talons <text:s/>is a rusty hunk of steel barely identifiable as an ancient scatter gun.</text:p>
      <text:p text:style-name="P2"/>
      <text:p text:style-name="P2">This creature will be easily slain with a bolt or two, but don't let it get too close, for although old, scatterguns still have great flesh tearing capabilities.</text:p>
      <text:p text:style-name="P2"/>
      <text:p text:style-name="P1">Gremlin</text:p>
      <text:p text:style-name="P2">These diminutive goblin like creatures are a common sight in your system, peacefully co-inhabiting the planets alongside your people. It took half a Millennia to forgive them for siding with The Devourer in the War of Chains, and it will be a hard fight to rebuild that trust if you can not destroy the weak minded fools before you who have sunk back into evil.</text:p>
      <text:p text:style-name="P2"/>
      <text:p text:style-name="P2">Always the innovative tinkerer, these Gremlins have managed to scrap together rocket propelled explosives. With what little is available on the station, it is no surprise that these rockets are slow moving and easily dodged. Regardless, the amount of hydrocarbons they've managed to pack into them is frankly impressive, and will most assuredly pack a punch on a direct hit.</text:p>
      <text:p text:style-name="P1"/>
      <text:p text:style-name="P1">Saturation Turret</text:p>
      <text:p text:style-name="P2">Your ancestors knew that no matter the strength of their chains, they would never be able to bind The Devourer completely. Although his body is secured, his mind wanders, and twists everything it touches. With this in mind, they constructed the Labyrinth with as mundane materials as they could produce, in hopes they could not be turned to evil. Despite this, The Devourer still managed to twist his prison to his liking, and these turrets are but the first of his designs.</text:p>
      <text:p text:style-name="P2"/>
      <text:p text:style-name="P2">Fast firing but inaccurate, try not to stand in their kill zone for too long, lest they land a lucky hit. Other than that, their immobility allows you to dispose of them how and when you desire.</text:p>
      <text:p text:style-name="P1"/>
      <text:p text:style-name="P1">Missile Battery</text:p>
      <text:p text:style-name="P2">Somehow the twisted mass of metal ahead of you manufactures and launches smart rockets capable of tracking your every movement. It is quite the complicated piece of machinery, and if you did not have to obliterate it, the top engineers down planet side would have loved to examine it. Luckily for you, the intricacy of its design should make it easy to disable.</text:p>
      <text:p text:style-name="P2"/>
      <text:p text:style-name="P2">If left unanswered, the volume of rockets vomited by this foe will easily overwhelm you. Either destroy it with prejudice, or stay out of its sight until you can.</text:p>
      <text:p text:style-name="P1"/>
      <text:p text:style-name="P1">Leaper</text:p>
      <text:p text:style-name="P2">The bloated mass of purple flesh before you is unlike anything you've encountered in all your travels of the nine worlds. Clearly this is some abominable dream of The Devourer's, for nature never could have conceived such a beast. Its only familiar elements are its great muscled legs, reminiscent of the bull toads of your homeworld. You are fairly certain that its mass alone would be enough to crush you, if it were to charge.</text:p>
      <text:p text:style-name="P2"/>
      <text:p text:style-name="P2">This foe takes bolts like a brick wall, and will lumber towards you ignoring all explosions and damage until it comes within range. That is not its only offensive power however, as it will violently rupture when slain, damaging all around it. It will also explode when slain, so watch out for that as well. Its only weakness is its slower speed than the majority of the Labyrinth denizens, including yourself.</text:p>
      <text:p text:style-name="P1"><text:soft-page-break/></text:p>
      <text:p text:style-name="P1">Psiclops</text:p>
      <text:p text:style-name="P2">This one eyed race is but one of the peoples wiped out with the coming of The Devourer. Such psionic strength has never again been seen in the system since their going, and the legends of your people are filled with stories of the heroic efforts these noble folk went to in defence of good during the War of Chains. It is a testament to their power that The Devourer would choose them, his most hated of enemies, to dream as his defenders, a fact that you would be able to appreciate if you were not so filled with disgust that he would defile their memory by putting them to such a use.</text:p>
      <text:p text:style-name="P2"/>
      <text:p text:style-name="P2">The power possessed by these fighters is truly awesome, and will easily annihilate you if you are not careful. Luckily for you they can not release their blasts of energy instantaneously, but require some time to concentrate. They are also reluctant to fire when one of their allies would be struck by the blast, a noble trait they retain even in their present condition.</text:p>
      <text:p text:style-name="P2"/>
      <text:p text:style-name="P1">Wyvern</text:p>
      <text:p text:style-name="P2">A twisted caricature of the beautiful winged serpents common throughout the system. Just like their terrestrial brethren, these creature use their wings not just as a means of movement, but also as equal parts defensive and offensive weapon. While in flight, their wings create enough force to drive away any slow moving projectiles, and at close range their buffet can break ribs.</text:p>
      <text:p text:style-name="P2"/>
      <text:p text:style-name="P2">All but immune to your projectiles, you'll have to rely on lucky hits or high explosives to take these ones out. Keep in mind that while their defensive powers are extreme, they are far less deadly than most of the denizens you face.</text:p>
      <text:p text:style-name="P1"/>
      <text:p text:style-name="P1">Caretaker</text:p>
      <text:p text:style-name="P1"/>
      <text:p text:style-name="P1"/>
      <text:p text:style-name="P1">Eye of Madness</text:p>
      <text:p text:style-name="P2">The Devourer's dreams are growing stronger, that you can plainly see. It will only be a matter of time before he breaks lose of his bonds, unless of course, you can do something about it. This physical manifestation of The Devourer's body however will do everything in its power to stop you, and unfortunately for you its devastating beams are quite powerful.</text:p>
      <text:p text:style-name="P2"/>
      <text:p text:style-name="P2">Has a lot of staying power, and a powerful instantaneous beam which demands constant movement to dodge. The beam takes a while to charge up however, take advantage of that time. Stay out of its sight while it's charged.</text:p>
      <text:p text:style-name="P1"/>
      <text:p text:style-name="P1">Whyte</text:p>
      <text:p text:style-name="P1"/>
      <text:p text:style-name="P1"/>
      <text:p text:style-name="P1">Shadow</text:p>
      <text:p text:style-name="P2"/>
      <text:p text:style-name="P1"/>
      <text:p text:style-name="P1">Cargo Pod</text:p>
      <text:p text:style-name="P2">A temporally sealed chamber designed to open only in your presence, or in the presence of extreme firepower. Threaded with powerful charms, this box is invisible to The Devourer and his minions, so you needn't worry about your weapons being stolen. That said, opening the pod without shattering the charms is not an option given your current toolkit, and while the pods can be refilled they can not be replaced. The combined scientific might of your people is concentrated on developing weapons to <text:soft-page-break/>assist the next Runner, so it would be best to keep a few of the pods intact for their use.</text:p>
      <text:p text:style-name="P2"/>
      <text:p text:style-name="P2">Every generation will unlock new weapons that can spawn in the pods, however the pods themselves will not be restored. What this amounts to is that you should not go out of your way to bust open all the pods on the level, as this will severely diminish your chances of complete victory.</text:p>
      <text:p text:style-name="P1"/>
      <text:p text:style-name="P1">Runner</text:p>
      <text:p text:style-name="P2">Selected through a year long competition between all the people of your generation, the champion chosen not just by their skill in bolt and wave, but by their quick wit and determined attitude. Many of your peers shared a mastery of all these skills, however you alone had the dedication and courage necessary to guard yourself from the psychic emanations of The Devourer. The final test awaits.</text:p>
      <text:p text:style-name="P2"/>
      <text:p text:style-name="P2"/>
      <text:p text:style-name="P1">Bolt Caster</text:p>
      <text:p text:style-name="P2">Weapons such as these have been in use by your people since the War of Chains. A simple acceleration drive loaded with unstable kyroxin rods delivers lethal firepower at a reasonable distance. The Devourer will be all to pleased to see his old nemesis again.</text:p>
      <text:p text:style-name="P2"/>
      <text:p text:style-name="P2">Simple point and shoot. Too short a range and the bolt's explosion will damage you as well, too long a range and your target might dodge before your projectile reaches them. At medium distances however it's just right. Be careful firing this one too fast though, the explosive nature of the ammunition can on occasion cause a chain reaction, detonating bolts in mid flight all the way back to the source. </text:p>
      <text:p text:style-name="P1"/>
      <text:p text:style-name="P1">Force Wave</text:p>
      <text:p text:style-name="P2">The second part of the traditional duelling gear used by your people. It takes many years of practice to become fast enough to deflect bolts out of the air, but once you know how, no projectile can touch you. Only through surprise can such a one be slain with a bolt caster, surprise which the true masters of the Force Wave gladly employ, for what is more surprising than ones own weapon being reflected back in their face.</text:p>
      <text:p text:style-name="P2"/>
      <text:p text:style-name="P2">A powerful defensive tool, but do not disregard the offensive power it contains. All but the fastest projectiles can be reflected, and just the force of the blast alone is enough to splatter smaller enemies against walls.</text:p>
      <text:p text:style-name="P1"/>
      <text:p text:style-name="P1">Hydrocarbon Explosive</text:p>
      <text:p text:style-name="P2">On the one hand, what you have before you can hardly be called a weapon, more like useless fuel for war machines that you sorely wish you had. On the other hand, what could be more of a weapon than a barrel filled with a random mishmash of petrochemicals guaranteed to level everything in a ten meter radius. You wonder what possessed the techs to waste space in the cargo pods with this, but you're in no position to requisition anything better.</text:p>
      <text:p text:style-name="P2"/>
      <text:p text:style-name="P2">EXPLOSION IS VERY LARGE, DETONATE FROM A SAFE DISTANCE.</text:p>
      <text:p text:style-name="P2">Strong enough to blow open walls, and can kill anything at close enough range. Only downside is that it can't be launched, only placed. If you have the time, pushing it is enough to send it flying in the low friction environment of the Labyrinth, but this is not recommended when in the thick of combat.</text:p>
      <text:p text:style-name="P1"/>
      <text:p text:style-name="P1">Matter Compressor</text:p>
      <text:p text:style-name="P2">Now these are the advanced weapons you've been waiting for. Fires a warhead loaded with an unstable gravity matrix that will collapse on detonation, violently yanking everything in the vicinity towards it. <text:soft-page-break/>For weak enemies, the gravitational forces thus encountered will be enough to tear them limb from limb. For strong enemies, the flying limbs of weak enemies should be enough to take them out.</text:p>
      <text:p text:style-name="P2"/>
      <text:p text:style-name="P2">Very powerful in general use, extraordinarily powerful when used on groups. Comes with an intelligent warhead for pinpoint detonation, guaranteed to explode at precisely the location selected. Don't underestimate the force of this weapon, not even the Labyrinth walls will be able to stand against it.</text:p>
      <text:p text:style-name="P1"/>
      <text:p text:style-name="P1">Emergency Thruster</text:p>
      <text:p text:style-name="P2">The thruster jet of a small spacecraft, miniaturised down and with a one use fuel source built in. You thought they'd scrapped these after the last unfortunate splattering of a forgetful warrior who neglected to check his back for walls. You guess they had to send all that surplus somewhere though, and if there was any environment where they'd come in handy, it's this.</text:p>
      <text:p text:style-name="P2"/>
      <text:p text:style-name="P2">Just point it at danger and pull the trigger, and you'll be safe in seconds. That is of course if you don't have a wall, or more danger behind you. Regardless, careful use of this device can pull you out of even the most deadly situations.</text:p>
      <text:p text:style-name="P2"/>
      <text:p text:style-name="P1">Entropy Orb</text:p>
      <text:p text:style-name="P2">How the weapons engineers managed to get an energy source small enough to fuel this engine of destruction, you'll never know. The only time you've ever seen one of these fired was from the deck of a fusion powered warship, and even then the lights went out on every volley. Nevertheless, this bouncy ball of death will surely tear up dream demons just as well as it tears up pirate frigates.</text:p>
      <text:p text:style-name="P2"/>
      <text:p text:style-name="P2">When used against a single enemy, this weapon guarantees death. When used against many enemies, this weapon can make no promises, but it will likely be a slaughter. The bouncing motion of the ball can be difficult to predict, but wherever it strikes someone will fall. Just make sure that someone isn't you.</text:p>
      <text:p text:style-name="P2"/>
      <text:p text:style-name="P1">Sanctuary Sphere</text:p>
      <text:p text:style-name="P1"/>
      <text:p text:style-name="P1">Annihilator Cannon</text:p>
      <text:p text:style-name="P1"/>
      <text:p text:style-name="P1">Seeker Mine</text:p>
      <text:p text:style-name="P1"/>
      <text:p text:style-name="P1">Thermite Caltro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in"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9T20:52:26.90</meta:creation-date>
    <dc:date>2021-03-13T22:41:15.12</dc:date>
    <meta:editing-duration>PT21H48M3S</meta:editing-duration>
    <meta:editing-cycles>358</meta:editing-cycles>
    <meta:generator>OpenOffice/4.1.7$Win32 OpenOffice.org_project/417m1$Build-9800</meta:generator>
    <meta:document-statistic meta:table-count="0" meta:image-count="0" meta:object-count="0" meta:page-count="4" meta:paragraph-count="55" meta:word-count="1917" meta:character-count="10980"/>
  </office:meta>
</office:document-meta>
</file>